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</office:automatic-styles>
  <office:body>
    <office:text text:use-soft-page-breaks="true">
      <text:p text:style-name="P1">vstupní test – nastavení regulace</text:p>
      <text:list text:style-name="LFO1" text:continue-numbering="true">
        <text:list-item>
          <text:p text:style-name="P2">jak moc je chování člověka ovlivněno emocemi a situacemi<text:s/></text:p>
        </text:list-item>
        <text:list-item>
          <text:p text:style-name="P3">jsou ochotni změnit své návyky</text:p>
        </text:list-item>
        <text:list-item>
          <text:p text:style-name="P4">jak je pro ně těžké se motivovat k práci</text:p>
        </text:list-item>
        <text:list-item>
          <text:p text:style-name="P5">jak moc se představa toho, kde chtějí být rovná skutečnosti</text:p>
        </text:list-item>
        <text:list-item>
          <text:p text:style-name="P6">dominantní kvadrant?</text:p>
        </text:list-item>
      </text:list>
      <text:p text:style-name="Normal"/>
      <text:p text:style-name="Normal">chci se zaměřit na regulaci emocí a nálad a jejich ovlivnění konání činností – přesunutí nedůležitých či úplné odsunutí a zhodnocení důsledků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a</meta:initial-creator>
    <dc:creator>Anda</dc:creator>
    <meta:creation-date>2020-03-18T14:30:00Z</meta:creation-date>
    <dc:date>2020-03-21T18:41:00Z</dc:date>
    <meta:template xlink:href="Normal" xlink:type="simple"/>
    <meta:editing-cycles>2</meta:editing-cycles>
    <meta:editing-duration>PT480S</meta:editing-duration>
    <meta:document-statistic meta:page-count="1" meta:paragraph-count="1" meta:word-count="56" meta:character-count="388" meta:row-count="2" meta:non-whitespace-character-count="333"/>
  </office:meta>
</office:document-meta>
</file>